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Hindi" svg:font-family="'Lohit Hindi'" style:font-family-generic="system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Normal" style:font-family-generic="swiss" style:font-pitch="variable"/>
    <style:font-face style:name="Ubuntu Mono" svg:font-family="'Ubuntu Mono'" style:font-pitch="fixed"/>
    <style:font-face style:name="Ubuntu Mono1" svg:font-family="'Ubuntu Mono'" style:font-pitch="variable"/>
    <style:font-face style:name="Ubuntu Mono2" svg:font-family="'Ubuntu Mono'" style:font-adornments="Normal" style:font-pitch="fixed"/>
  </office:font-face-decls>
  <office:automatic-styles>
    <style:style style:name="Tableau3" style:family="table">
      <style:table-properties style:width="17cm" table:align="margins" fo:keep-with-next="always" style:may-break-between-rows="false" style:writing-mode="lr-tb"/>
    </style:style>
    <style:style style:name="Tableau3.A" style:family="table-column">
      <style:table-column-properties style:column-width="8.989cm" style:rel-column-width="5386*"/>
    </style:style>
    <style:style style:name="Tableau3.B" style:family="table-column">
      <style:table-column-properties style:column-width="8.012cm" style:rel-column-width="4800*"/>
    </style:style>
    <style:style style:name="Tableau3.1" style:family="table-row">
      <style:table-row-properties fo:keep-together="always"/>
    </style:style>
    <style:style style:name="Tableau3.A1" style:family="table-cell">
      <style:table-cell-properties fo:padding="0cm" fo:border="none"/>
    </style:style>
    <style:style style:name="P1" style:family="paragraph" style:parent-style-name="Text_20_body">
      <style:text-properties style:font-name="Open Sans" officeooo:paragraph-rsid="0016ecfd"/>
    </style:style>
    <style:style style:name="P2" style:family="paragraph" style:parent-style-name="pm_5f_delib_5f_signatories_5f_center">
      <style:text-properties style:font-name="Open Sans"/>
    </style:style>
    <style:style style:name="P3" style:family="paragraph" style:parent-style-name="pm_5f_delib_5f_signatories_5f_left">
      <style:text-properties style:font-name="Open Sans"/>
    </style:style>
    <style:style style:name="P4" style:family="paragraph" style:parent-style-name="pm_5f_delib_5f_signatories_5f_right">
      <style:text-properties style:font-name="Open Sans"/>
    </style:style>
    <style:style style:name="P5" style:family="paragraph" style:parent-style-name="pm_5f_delib_5f_signatories_5f_center">
      <style:paragraph-properties fo:margin-top="0.4cm" fo:margin-bottom="0cm" style:contextual-spacing="false"/>
      <style:text-properties style:font-name="Open Sans"/>
    </style:style>
    <style:style style:name="P6" style:family="paragraph" style:parent-style-name="Heading_20_1" style:master-page-name="First_20_Page">
      <style:paragraph-properties fo:text-align="center" style:justify-single-word="false" style:page-number="auto"/>
      <style:text-properties style:font-name="Open Sans" officeooo:paragraph-rsid="0056364c"/>
    </style:style>
    <style:style style:name="P7" style:family="paragraph" style:parent-style-name="Standard">
      <style:text-properties style:font-name="Open Sans"/>
    </style:style>
    <style:style style:name="P8" style:family="paragraph" style:parent-style-name="Standard" style:master-page-name="">
      <style:paragraph-properties style:page-number="auto"/>
      <style:text-properties style:font-name="Open Sans"/>
    </style:style>
    <style:style style:name="P9" style:family="paragraph" style:parent-style-name="Standard">
      <style:paragraph-properties fo:text-align="center" style:justify-single-word="false"/>
      <style:text-properties style:font-name="Open Sans" officeooo:rsid="001cb306" officeooo:paragraph-rsid="0056364c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6ecfd"/>
    </style:style>
    <style:style style:name="T2" style:family="text">
      <style:text-properties fo:text-transform="uppercase" officeooo:rsid="000f8168" style:font-name-complex="Arial"/>
    </style:style>
    <style:style style:name="T3" style:family="text">
      <style:text-properties officeooo:rsid="0056364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5e9d65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Extrait du registre aux délibérations<text:line-break/><text:span text:style-name="T5">du </text:span><text:text-input text:description="">meetingConfig.Title().replace('Communal', 'communal')</text:text-input></text:h>
      <text:p text:style-name="P9"><text:span text:style-name="T4">Séance du </text:span><text:span text:style-name="T4"><text:text-input text:description="">self.hasMeeting() and view.display_date(date=self.getMeeting().date, custom_format=u'%-d %B %Y à %-HH%M') or '---'</text:text-input></text:span></text:p>
      <text:p text:style-name="P8"/>
      <text:p text:style-name="P7"><office:annotation loext:resolved="false"><dc:creator>Antoine Duchêne</dc:creator><dc:date>2020-01-27T11:20:08.277936819</dc:date><meta:creator-initials>AD</meta:creator-initials><text:p text:style-name="P10"><text:span text:style-name="T6">do text if self.hasMeeting()</text:span></text:p><text:p text:style-name="P10"><text:span text:style-name="T6">from xhtml(view.print_assembly())</text:span></text:p></office:annotation>Assemblée</text:p>
      <text:p text:style-name="pm_5f_delib_5f_title">Objet n° <text:text-input text:description="">self.getItemNumber(relativeTo='meeting', for_display=True)</text:text-input><text:s/>:<text:tab/><text:text-input text:description="">self.Title()</text:text-input></text:p>
      <text:p text:style-name="P1"><text:span text:style-name="T1"><office:annotation loext:resolved="false"><dc:creator>Antoine Duchêne</dc:creator><dc:date>2020-01-27T11:21:22.559388046</dc:date><meta:creator-initials>AD</meta:creator-initials><text:p text:style-name="P10"><text:span text:style-name="T6">do text</text:span></text:p><text:p text:style-name="P10"><text:span text:style-name="T6">from xhtml(view.print_deliberation())</text:span></text:p></office:annotation></text:span><text:span text:style-name="T1">deliberation</text:span></text:p>
      <text:p text:style-name="P5"><text:span text:style-name="T2">Par le </text:span><text:span text:style-name="T2"><text:text-input text:description="">meetingConfig.Title()</text:text-input></text:span><text:span text:style-name="T2">,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<office:annotation loext:resolved="false"><dc:creator>Antoine Duchêne</dc:creator><dc:date>2019-10-16T13:06:04.203281388</dc:date><meta:creator-initials>AD</meta:creator-initials><text:p text:style-name="P10"><text:span text:style-name="T7">do row with signatories=view.print_signatures_by_position()</text:span></text:p></office:annotation><text:text-input text:description="">signatories.get(0)</text:text-input></text:p>
            <text:p text:style-name="P3"><text:text-input text:description="">signatories.get(1)</text:text-input></text:p>
          </table:table-cell>
          <table:table-cell table:style-name="Tableau3.A1" office:value-type="string">
            <text:p text:style-name="P4"><text:text-input text:description="">signatories.get(2)</text:text-input></text:p>
            <text:p text:style-name="P4"><text:text-input text:description="">signatories.get(3)</text:text-input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2"><text:span text:style-name="T3">Pour extrait conforme</text:span> le <text:date style:data-style-name="N41" text:date-value="2022-08-05T13:01:32.886120895">5 août 2022</text:date>,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3"><office:annotation loext:resolved="false"><dc:creator>Antoine Duchêne</dc:creator><dc:date>2020-01-27T11:51:12.740610843</dc:date><meta:creator-initials>AD</meta:creator-initials><text:p text:style-name="P10"><text:span text:style-name="T6">do row with cc_signatories=self.adapted().getCertifiedSignatures()</text:span></text:p></office:annotation><text:text-input text:description="">cc_signatories[0]</text:text-input></text:p>
            <text:p text:style-name="P3"><text:text-input text:description="">cc_signatories[1]</text:text-input></text:p>
          </table:table-cell>
          <table:table-cell table:style-name="Tableau3.A1" office:value-type="string">
            <text:p text:style-name="P4"><text:text-input text:description="">cc_signatories[2]</text:text-input></text:p>
            <text:p text:style-name="P4"><text:text-input text:description="">cc_signatories[3]</text:text-input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Hindi" svg:font-family="'Lohit Hindi'" style:font-family-generic="system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Normal" style:font-family-generic="swiss" style:font-pitch="variable"/>
    <style:font-face style:name="Ubuntu Mono" svg:font-family="'Ubuntu Mono'" style:font-pitch="fixed"/>
    <style:font-face style:name="Ubuntu Mono1" svg:font-family="'Ubuntu Mono'" style:font-pitch="variable"/>
    <style:font-face style:name="Ubuntu Mono2" svg:font-family="'Ubuntu Mono'" style:font-adornments="Normal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2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2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1" fo:font-family="'Open Sans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m_5f_delib_5f_project" style:display-name="pm_delib_project" style:family="paragraph" style:parent-style-name="Text_20_body">
      <style:paragraph-properties fo:margin-top="0.199cm" fo:margin-bottom="0.199cm" style:contextual-spacing="false" fo:text-align="center" style:justify-single-word="false"/>
      <style:text-properties fo:color="#c9211e" loext:opacity="100%" fo:font-size="22pt" fo:font-weight="bold" fo:background-color="#ffff00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m_5f_delib_5f_signatories_5f_left" style:display-name="pm_delib_signatories_left" style:family="paragraph" style:parent-style-name="Standard">
      <style:paragraph-properties fo:text-align="start" style:justify-single-word="false"/>
    </style:style>
    <style:style style:name="pm_5f_delib_5f_signatories_5f_right" style:display-name="pm_delib_signatories_right" style:family="paragraph" style:parent-style-name="pm_5f_delib_5f_signatories_5f_left">
      <style:paragraph-properties fo:text-align="end" style:justify-single-word="false"/>
    </style:style>
    <style:style style:name="pm_5f_delib_5f_signatories_5f_center" style:display-name="pm_delib_signatories_center" style:family="paragraph" style:parent-style-name="pm_5f_delib_5f_signatories_5f_left">
      <style:paragraph-properties fo:text-align="center" style:justify-single-word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m_5f_delib_5f_title" style:display-name="pm_delib_title" style:family="paragraph" style:parent-style-name="Standard">
      <style:paragraph-properties fo:margin-left="1.3cm" fo:margin-right="0cm" fo:margin-top="0.499cm" fo:margin-bottom="0.499cm" style:contextual-spacing="false" fo:text-indent="-1.3cm" style:auto-text-indent="false">
        <style:tab-stops/>
      </style:paragraph-properties>
      <style:text-properties style:font-name="Open Sans" fo:font-family="'Open Sans'" style:font-family-generic="swiss" style:font-pitch="variable" fo:font-weight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6" draw:style-name="Mdp1">
      <style:header>
        <text:p text:style-name="Header"/>
      </style:header>
    </style:master-page>
    <style:master-page style:name="HTML" style:page-layout-name="Mpm7" draw:style-name="Mdp1">
      <style:header>
        <text:p text:style-name="Header"/>
      </style:header>
    </style:master-page>
    <style:master-page style:name="Footnote" style:page-layout-name="Mpm8" draw:style-name="Mdp1">
      <style:header>
        <text:p text:style-name="Header"/>
      </style:header>
    </style:master-page>
    <style:master-page style:name="Endnote" style:page-layout-name="Mpm8" draw:style-name="Mdp1">
      <style:header>
        <text:p text:style-name="Header"/>
      </style:header>
    </style:master-page>
    <style:master-page style:name="Landscape" style:page-layout-name="Mpm9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ine Duchêne</meta:initial-creator>
    <meta:creation-date>2020-01-27T09:59:03.327943536</meta:creation-date>
    <dc:date>2022-08-05T13:00:46.265702987</dc:date>
    <meta:editing-duration>PT4H36M37S</meta:editing-duration>
    <meta:editing-cycles>34</meta:editing-cycles>
    <meta:generator>LibreOffice/7.3.5.2$Linux_X86_64 LibreOffice_project/30$Build-2</meta:generator>
    <meta:document-statistic meta:table-count="1" meta:image-count="0" meta:object-count="0" meta:page-count="1" meta:paragraph-count="15" meta:word-count="74" meta:character-count="553" meta:non-whitespace-character-count="522"/>
  </office:meta>
</office:document-meta>
</file>